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2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2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3cm" svg:height="1cm" svg:x="12.1cm" svg:y="8.3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6cm" svg:x="11.2cm" svg:y="1.2cm">
          <text:p text:style-name="P1"><text:span text:style-name="T1">Comenta</text:span></text:p>
          <text:p text:style-name="P1"><text:span text:style-name="T1">Linha do temp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2cm" svg:height="1.102cm" svg:x="24.099cm" svg:y="1.399cm">
          <text:p text:style-name="P1"><text:span text:style-name="T1">Linha do Temp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01cm" svg:height="1.099cm" svg:x="1.7cm" svg:y="1.4cm">
          <text:p text:style-name="P1"><text:span text:style-name="T1">Coment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99cm" svg:height="2.599cm" svg:x="1.4cm" svg:y="6.201cm">
          <text:p text:style-name="P1"><text:span text:style-name="T1">Comenta</text:span></text:p>
          <text:p text:style-name="P1"><text:span text:style-name="T1">Comentá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1cm" svg:height="1.799cm" svg:x="25cm" svg:y="3.8cm">
          <text:p text:style-name="P1"><text:span text:style-name="T1">Possu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694cm" svg:height="2.922cm" svg:x="6.1cm" svg:y="3.6cm">
          <text:p text:style-name="P1"><text:span text:style-name="T1">Curtir</text:span></text:p>
          <text:p text:style-name="P1"><text:span text:style-name="T1">Comentá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cm" svg:height="1.999cm" svg:x="24.4cm" svg:y="7.801cm">
          <text:p text:style-name="P1"><text:span text:style-name="T1">Curtir</text:span></text:p>
          <text:p text:style-name="P1"><text:span text:style-name="T1">Fo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8cm" svg:height="2.2cm" svg:x="12.5cm" svg:y="11.9cm">
          <text:p text:style-name="P1"><text:span text:style-name="T1">Colecio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6cm" svg:height="0.998cm" svg:x="12.6cm" svg:y="17.3cm">
          <text:p text:style-name="P1"><text:span text:style-name="T1">Álbu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4cm" svg:height="3.3cm" svg:x="24.266cm" svg:y="15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868cm" svg:height="2.398cm" svg:x="24.781cm" svg:y="15.679cm">
          <text:p text:style-name="P1"><text:span text:style-name="T1">Foto</text:span></text:p>
          <text:p text:style-name="P1"><text:span text:style-name="T1">Pert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102cm" svg:height="0.798cm" svg:x="25cm" svg:y="12.302cm">
          <text:p text:style-name="P1"><text:span text:style-name="T1">F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2.099cm" svg:x="4.7cm" svg:y="8.6cm">
          <text:p text:style-name="P1"><text:span text:style-name="T1">Seg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2cm" svg:height="1.8cm" svg:x="4.2cm" svg:y="11.4cm">
          <text:p text:style-name="P1"><text:span text:style-name="T1">Amigo 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799cm" svg:height="2.299cm" svg:x="4.001cm" svg:y="13.9cm">
          <text:p text:style-name="P1"><text:span text:style-name="T1">Envia-Rece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202cm" svg:height="1.198cm" svg:x="3.9cm" svg:y="18.4cm">
          <text:p text:style-name="P1"><text:span text:style-name="T1">Mensagem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6cm" svg:y1="1.9cm" svg:x2="11.2cm" svg:y2="2.5cm">
          <text:p/>
        </draw:line>
        <draw:line draw:style-name="gr3" draw:text-style-name="P1" draw:layer="layout" svg:x1="16cm" svg:y1="2.5cm" svg:x2="24.1cm" svg:y2="1.7cm">
          <text:p/>
        </draw:line>
        <draw:line draw:style-name="gr3" draw:text-style-name="P1" draw:layer="layout" svg:x1="13.8cm" svg:y1="8.3cm" svg:x2="13.7cm" svg:y2="3.8cm">
          <text:p/>
        </draw:line>
        <draw:line draw:style-name="gr3" draw:text-style-name="P1" draw:layer="layout" svg:x1="12.1cm" svg:y1="8.6cm" svg:x2="9.7cm" svg:y2="5cm">
          <text:p/>
        </draw:line>
        <draw:line draw:style-name="gr3" draw:text-style-name="P1" draw:layer="layout" svg:x1="6.1cm" svg:y1="5cm" svg:x2="4.6cm" svg:y2="1.9cm">
          <text:p/>
        </draw:line>
        <draw:line draw:style-name="gr3" draw:text-style-name="P1" draw:layer="layout" svg:x1="12.1cm" svg:y1="8.7cm" svg:x2="5.5cm" svg:y2="7.5cm">
          <text:p/>
        </draw:line>
        <draw:line draw:style-name="gr3" draw:text-style-name="P1" draw:layer="layout" svg:x1="3.6cm" svg:y1="2.4cm" svg:x2="3.5cm" svg:y2="6.2cm">
          <text:p/>
        </draw:line>
        <draw:line draw:style-name="gr3" draw:text-style-name="P1" draw:layer="layout" svg:x1="15.4cm" svg:y1="8.4cm" svg:x2="25.1cm" svg:y2="4.7cm">
          <text:p/>
        </draw:line>
        <draw:line draw:style-name="gr3" draw:text-style-name="P1" draw:layer="layout" svg:x1="26cm" svg:y1="2.5cm" svg:x2="26cm" svg:y2="3.8cm">
          <text:p/>
        </draw:line>
        <draw:line draw:style-name="gr3" draw:text-style-name="P1" draw:layer="layout" svg:x1="15.4cm" svg:y1="8.3cm" svg:x2="24.5cm" svg:y2="8.7cm">
          <text:p/>
        </draw:line>
        <draw:line draw:style-name="gr3" draw:text-style-name="P1" draw:layer="layout" svg:x1="25.9cm" svg:y1="9.8cm" svg:x2="26.1cm" svg:y2="12.3cm">
          <text:p/>
        </draw:line>
        <draw:line draw:style-name="gr3" draw:text-style-name="P1" draw:layer="layout" svg:x1="26.2cm" svg:y1="13.1cm" svg:x2="26.1cm" svg:y2="15.2cm">
          <text:p/>
        </draw:line>
        <draw:line draw:style-name="gr3" draw:text-style-name="P1" draw:layer="layout" svg:x1="25.9cm" svg:y1="15.5cm" svg:x2="26cm" svg:y2="13.1cm">
          <text:p/>
        </draw:line>
        <draw:line draw:style-name="gr3" draw:text-style-name="P1" draw:layer="layout" svg:x1="24.6cm" svg:y1="16.5cm" svg:x2="15.2cm" svg:y2="17.5cm">
          <text:p/>
        </draw:line>
        <draw:line draw:style-name="gr3" draw:text-style-name="P1" draw:layer="layout" svg:x1="13.8cm" svg:y1="9.3cm" svg:x2="13.9cm" svg:y2="12cm">
          <text:p/>
        </draw:line>
        <draw:line draw:style-name="gr3" draw:text-style-name="P1" draw:layer="layout" svg:x1="13.9cm" svg:y1="14cm" svg:x2="14cm" svg:y2="17.4cm">
          <text:p/>
        </draw:line>
        <draw:line draw:style-name="gr3" draw:text-style-name="P1" draw:layer="layout" svg:x1="13.8cm" svg:y1="9.3cm" svg:x2="10.6cm" svg:y2="14.7cm">
          <text:p/>
        </draw:line>
        <draw:line draw:style-name="gr3" draw:text-style-name="P1" draw:layer="layout" svg:x1="5.8cm" svg:y1="16.1cm" svg:x2="5.8cm" svg:y2="18.4cm">
          <text:p/>
        </draw:line>
        <draw:line draw:style-name="gr3" draw:text-style-name="P1" draw:layer="layout" svg:x1="10.7cm" svg:y1="14.7cm" svg:x2="7.8cm" svg:y2="15.1cm">
          <text:p/>
        </draw:line>
        <draw:line draw:style-name="gr3" draw:text-style-name="P1" draw:layer="layout" svg:x1="13.8cm" svg:y1="9.3cm" svg:x2="10.7cm" svg:y2="12.3cm">
          <text:p/>
        </draw:line>
        <draw:line draw:style-name="gr3" draw:text-style-name="P1" draw:layer="layout" svg:x1="10.7cm" svg:y1="12.3cm" svg:x2="7.4cm" svg:y2="12.3cm">
          <text:p/>
        </draw:line>
        <draw:line draw:style-name="gr3" draw:text-style-name="P1" draw:layer="layout" svg:x1="4.2cm" svg:y1="12.3cm" svg:x2="2.6cm" svg:y2="12cm">
          <text:p/>
        </draw:line>
        <draw:line draw:style-name="gr3" draw:text-style-name="P1" draw:layer="layout" svg:x1="2.6cm" svg:y1="12cm" svg:x2="2.8cm" svg:y2="11.1cm">
          <text:p/>
        </draw:line>
        <draw:line draw:style-name="gr3" draw:text-style-name="P1" draw:layer="layout" svg:x1="2.8cm" svg:y1="11.1cm" svg:x2="10cm" svg:y2="11.1cm">
          <text:p/>
        </draw:line>
        <draw:line draw:style-name="gr3" draw:text-style-name="P1" draw:layer="layout" svg:x1="9.9cm" svg:y1="11.1cm" svg:x2="13.8cm" svg:y2="9.4cm">
          <text:p/>
        </draw:line>
        <draw:line draw:style-name="gr3" draw:text-style-name="P1" draw:layer="layout" svg:x1="7cm" svg:y1="9.7cm" svg:x2="13.6cm" svg:y2="9.3cm">
          <text:p/>
        </draw:line>
        <draw:line draw:style-name="gr3" draw:text-style-name="P1" draw:layer="layout" svg:x1="2.7cm" svg:y1="9.7cm" svg:x2="4.6cm" svg:y2="9.7cm">
          <text:p/>
        </draw:line>
        <draw:line draw:style-name="gr3" draw:text-style-name="P1" draw:layer="layout" svg:x1="6cm" svg:y1="8.2cm" svg:x2="2.7cm" svg:y2="9.7cm">
          <text:p/>
        </draw:line>
        <draw:line draw:style-name="gr3" draw:text-style-name="P1" draw:layer="layout" svg:x1="12.1cm" svg:y1="9.2cm" svg:x2="5.9cm" svg:y2="8.2cm">
          <text:p/>
        </draw:line>
        <draw:custom-shape draw:style-name="gr1" draw:text-style-name="P2" draw:layer="layout" svg:width="3.301cm" svg:height="2.6cm" svg:x="18.2cm" svg:y="11.6cm">
          <text:p text:style-name="P1"><text:span text:style-name="T1">Comenta</text:span></text:p>
          <text:p text:style-name="P1"><text:span text:style-name="T1">Fo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5.4cm" svg:y1="8.3cm" svg:x2="18.3cm" svg:y2="12.9cm">
          <text:p/>
        </draw:line>
        <draw:line draw:style-name="gr3" draw:text-style-name="P1" draw:layer="layout" svg:x1="21.5cm" svg:y1="12.9cm" svg:x2="25cm" svg:y2="12.7cm">
          <text:p/>
        </draw:line>
        <draw:frame draw:style-name="gr4" draw:text-style-name="P3" draw:layer="layout" svg:width="2.6cm" svg:height="0.945cm" svg:x="8.2cm" svg:y="12.4cm">
          <draw:text-box>
            <text:p><text:span text:style-name="T2">Convidado</text:span></text:p>
          </draw:text-box>
        </draw:frame>
        <draw:frame draw:style-name="gr5" draw:text-style-name="P3" draw:layer="layout" svg:width="2.6cm" svg:height="0.645cm" svg:x="1.7cm" svg:y="11.155cm">
          <draw:text-box>
            <text:p><text:span text:style-name="T2">Convite</text:span></text:p>
          </draw:text-box>
        </draw:frame>
        <draw:frame draw:style-name="gr5" draw:text-style-name="P3" draw:layer="layout" svg:width="2.6cm" svg:height="0.645cm" svg:x="6.8cm" svg:y="9.755cm">
          <draw:text-box>
            <text:p><text:span text:style-name="T2">Seguidor</text:span></text:p>
          </draw:text-box>
        </draw:frame>
        <draw:frame draw:style-name="gr5" draw:text-style-name="P3" draw:layer="layout" svg:width="2.6cm" svg:height="0.645cm" svg:x="1.5cm" svg:y="9.755cm">
          <draw:text-box>
            <text:p><text:span text:style-name="T2">Seguido</text:span></text:p>
          </draw:text-box>
        </draw:frame>
        <draw:frame draw:style-name="gr5" draw:text-style-name="P3" draw:layer="layout" svg:width="2.6cm" svg:height="0.645cm" svg:x="9.7cm" svg:y="1.7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15.7cm" svg:y="1.7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13.7cm" svg:y="3.6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9.9cm" svg:y="4.7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5.7cm" svg:y="3.8cm">
          <draw:text-box>
            <text:p><text:span text:style-name="T2">(0, 1)</text:span></text:p>
          </draw:text-box>
        </draw:frame>
        <draw:frame draw:style-name="gr5" draw:text-style-name="P3" draw:layer="layout" svg:width="2.6cm" svg:height="0.645cm" svg:x="2cm" svg:y="5.6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5.1cm" svg:y="6.8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3.6cm" svg:y="9.1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6.9cm" svg:y="8.9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7.1cm" svg:y="11.5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3.3cm" svg:y="11.5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7.5cm" svg:y="14.2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5.9cm" svg:y="16.1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13.9cm" svg:y="14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13.9cm" svg:y="11.3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17.7cm" svg:y="11.4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21.1cm" svg:y="12.055cm">
          <draw:text-box>
            <text:p><text:span text:style-name="T2">(0, N)</text:span></text:p>
          </draw:text-box>
        </draw:frame>
        <draw:frame draw:style-name="gr5" draw:text-style-name="P3" draw:layer="layout" svg:width="2.6cm" svg:height="0.645cm" svg:x="23.2cm" svg:y="7.9cm">
          <draw:text-box>
            <text:p><text:span text:style-name="T2">(0, N)</text:span></text:p>
          </draw:text-box>
        </draw:frame>
        <draw:frame draw:style-name="gr5" draw:text-style-name="P3" draw:layer="layout" svg:width="1.6cm" svg:height="0.645cm" svg:x="25.9cm" svg:y="9.7cm">
          <draw:text-box>
            <text:p><text:span text:style-name="T2">(0, 1)</text:span></text:p>
          </draw:text-box>
        </draw:frame>
        <draw:frame draw:style-name="gr5" draw:text-style-name="P3" draw:layer="layout" svg:width="2.6cm" svg:height="0.645cm" svg:x="26cm" svg:y="3.255cm">
          <draw:text-box>
            <text:p><text:span text:style-name="T2">(0, 1)</text:span></text:p>
          </draw:text-box>
        </draw:frame>
        <draw:frame draw:style-name="gr5" draw:text-style-name="P3" draw:layer="layout" svg:width="2.6cm" svg:height="0.645cm" svg:x="24.1cm" svg:y="5.055cm">
          <draw:text-box>
            <text:p><text:span text:style-name="T2">(0, 1)</text:span></text:p>
          </draw:text-box>
        </draw:frame>
        <draw:frame draw:style-name="gr5" draw:text-style-name="P3" draw:layer="layout" svg:width="2.6cm" svg:height="0.645cm" svg:x="26.2cm" svg:y="14.7cm">
          <draw:text-box>
            <text:p><text:span text:style-name="T2">(0, 1)</text:span></text:p>
          </draw:text-box>
        </draw:frame>
        <draw:frame draw:style-name="gr5" draw:text-style-name="P3" draw:layer="layout" svg:width="2.6cm" svg:height="0.645cm" svg:x="23.5cm" svg:y="15.8cm">
          <draw:text-box>
            <text:p><text:span text:style-name="T2">(0, N)</text:span></text:p>
          </draw:text-box>
        </draw:frame>
        <draw:line draw:style-name="gr3" draw:text-style-name="P1" draw:layer="layout" svg:x1="18.9cm" svg:y1="5.9cm" svg:x2="4.599cm" svg:y2="1.899cm">
          <text:p/>
        </draw:line>
        <draw:line draw:style-name="gr3" draw:text-style-name="P1" draw:layer="layout" svg:x1="19.9cm" svg:y1="11.6cm" svg:x2="18.9cm" svg:y2="5.9cm">
          <text:p/>
        </draw:line>
        <draw:frame draw:style-name="gr5" draw:text-style-name="P3" draw:layer="layout" svg:width="2.6cm" svg:height="0.645cm" svg:x="19.9cm" svg:y="10.655cm">
          <draw:text-box>
            <text:p><text:span text:style-name="T2">(0, 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stavo </meta:initial-creator>
    <meta:creation-date>2013-06-17T11:15:40</meta:creation-date>
    <dc:date>2013-06-17T12:26:34</dc:date>
    <dc:creator>Gustavo </dc:creator>
    <meta:editing-duration>PT29M31S</meta:editing-duration>
    <meta:editing-cycles>7</meta:editing-cycles>
    <meta:generator>LibreOffice/3.5$Linux_X86_64 LibreOffice_project/350m1$Build-2</meta:generator>
    <meta:document-statistic meta:object-count="79"/>
  </office:meta>
</office:document-meta>
</file>